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f02b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9f02b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9f02b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9f02b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f02b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9f02b"/>
    </style:style>
    <style:style style:name="P7" style:family="paragraph" style:parent-style-name="Standard">
      <style:paragraph-properties fo:text-align="start" style:justify-single-word="false"/>
      <style:text-properties officeooo:paragraph-rsid="0019f02b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9f02b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9f02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9f02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9f02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f02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9f02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9f02b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9f02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9f02b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19f02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b193"/>
    </style:style>
    <style:style style:name="T3" style:family="text">
      <style:text-properties officeooo:rsid="00148262"/>
    </style:style>
    <style:style style:name="T4" style:family="text">
      <style:text-properties officeooo:rsid="00195991"/>
    </style:style>
    <style:style style:name="T5" style:family="text">
      <style:text-properties officeooo:rsid="001c3a9d"/>
    </style:style>
    <style:style style:name="T6" style:family="text">
      <style:text-properties officeooo:rsid="0019f02b"/>
    </style:style>
    <style:style style:name="T7" style:family="text">
      <style:text-properties officeooo:rsid="001eb193"/>
    </style:style>
    <style:style style:name="T8" style:family="text">
      <style:text-properties style:text-position="0% 100%" officeooo:rsid="001eb1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3">Kinetic Energy</text:span></text:p>
      <text:p text:style-name="P1"/>
      <text:list xml:id="list7713210668400475775" text:style-name="L1">
        <text:list-item>
          <text:p text:style-name="P10">A <text:span text:style-name="T6">8</text:span>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72210884414681" text:continue-numbering="true" text:style-name="L1">
        <text:list-item>
          <text:p text:style-name="P11">The Flash is running at a relatively leisurely (for him) speed of <text:s/><text:span text:style-name="T6">1</text:span>500 m/s. <text:span text:style-name="T4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72211198914492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<text:span text:style-name="T6">6</text:span>5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72210293279600" text:continue-numbering="true" text:style-name="L1">
        <text:list-item>
          <text:p text:style-name="P13">A Meteorite is traveling at 1<text:span text:style-name="T6">5</text:span>000 m/s. <text:s/>If it has a kinetic energy of 6.25 x 10<text:span text:style-name="T1">7</text:span><text:span text:style-name="T8">J</text:span>, what is its <text:span text:style-name="T7">mass</text:span>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2210977322128" text:continue-numbering="true" text:style-name="L1">
        <text:list-item>
          <text:p text:style-name="P14"><text:s/>Sofia lifts a 5 kg bowling ball a height of 1 meter. <text:s/>She then exerts a horizontal force of 2<text:span text:style-name="T6">5</text:span>0 N on the bowling ball for a distance of 2.<text:span text:style-name="T6">1</text:span> meters. <text:s/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210769326227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72209678323303" text:continue-numbering="true" text:style-name="L1">
        <text:list-item>
          <text:p text:style-name="P15"><text:soft-page-break/>A regulation basketball has a mass of 0.625 kg. <text:s/>If it has <text:span text:style-name="T6">3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72209451722562" text:continue-numbering="true" text:style-name="L1">
        <text:list-item>
          <text:p text:style-name="P16">A stick of dynamite delivers an energy of approximately 1 MJ. <text:s/>If a rock of mass <text:span text:style-name="T6">8</text:span>00 kg absorbs all the energy of the b<text:span text:style-name="T5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2209717043003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211438658132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12-01T07:22:09.246471240" text:date-adjust="PT24H00M00S">12/02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0.868785605</meta:creation-date>
    <meta:editing-duration>PT38M13S</meta:editing-duration>
    <meta:editing-cycles>5</meta:editing-cycles>
    <meta:generator>LibreOffice/4.3.7.2$Linux_X86_64 LibreOffice_project/430$Build-2</meta:generator>
    <dc:date>2016-12-01T07:22:09.158657430</dc:date>
    <meta:document-statistic meta:table-count="0" meta:image-count="2" meta:object-count="0" meta:page-count="2" meta:paragraph-count="15" meta:word-count="365" meta:character-count="1957" meta:non-whitespace-character-count="1561"/>
  </office:meta>
</office:document-meta>
</file>